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automatic-styles>
    <style:style style:name="Projektphasen" style:family="table">
      <style:table-properties style:width="17.013cm" fo:margin-left="0cm" table:align="left"/>
    </style:style>
    <style:style style:name="Projektphasen.A" style:family="table-column">
      <style:table-column-properties style:column-width="4.339cm"/>
    </style:style>
    <style:style style:name="Projektphasen.B" style:family="table-column">
      <style:table-column-properties style:column-width="9.446cm"/>
    </style:style>
    <style:style style:name="Projektphasen.C" style:family="table-column">
      <style:table-column-properties style:column-width="3.228cm"/>
    </style:style>
    <style:style style:name="Projektphasen.A1" style:family="table-cell">
      <style:table-cell-properties fo:padding="0.097cm" fo:border-left="none" fo:border-right="none" fo:border-top="none" fo:border-bottom="0.05pt solid #000000"/>
    </style:style>
    <style:style style:name="Projektphasen.B1" style:family="table-cell">
      <style:table-cell-properties fo:padding="0.097cm" fo:border-left="0.05pt solid #000000" fo:border-right="none" fo:border-top="none" fo:border-bottom="0.05pt solid #000000"/>
    </style:style>
    <style:style style:name="Projektphasen.B2" style:family="table-cell">
      <style:table-cell-properties style:vertical-align="bottom" fo:padding="0.097cm" fo:border-left="0.05pt solid #000000" fo:border-right="none" fo:border-top="none" fo:border-bottom="0.05pt solid #000000"/>
    </style:style>
    <style:style style:name="Tabelle1" style:family="table">
      <style:table-properties style:width="17.013cm" fo:margin-left="0cm" table:align="left" style:may-break-between-rows="true"/>
    </style:style>
    <style:style style:name="Tabelle1.A" style:family="table-column">
      <style:table-column-properties style:column-width="4.26cm"/>
    </style:style>
    <style:style style:name="Tabelle1.B" style:family="table-column">
      <style:table-column-properties style:column-width="6.006cm"/>
    </style:style>
    <style:style style:name="Tabelle1.C" style:family="table-column">
      <style:table-column-properties style:column-width="1.852cm"/>
    </style:style>
    <style:style style:name="Tabelle1.D" style:family="table-column">
      <style:table-column-properties style:column-width="2.064cm"/>
    </style:style>
    <style:style style:name="Tabelle1.E" style:family="table-column">
      <style:table-column-properties style:column-width="2.831cm"/>
    </style:style>
    <style:style style:name="Tabelle1.A1" style:family="table-cell">
      <style:table-cell-properties fo:background-color="transparent" fo:padding="0.097cm" fo:border-left="none" fo:border-right="none" fo:border-top="none" fo:border-bottom="0.05pt solid #000000">
        <style:background-image/>
      </style:table-cell-properties>
    </style:style>
    <style:style style:name="Tabelle1.B1" style:family="table-cell">
      <style:table-cell-properties fo:padding="0.097cm" fo:border-left="0.05pt solid #000000" fo:border-right="none" fo:border-top="none" fo:border-bottom="0.05pt solid #000000"/>
    </style:style>
    <style:style style:name="Tabelle1.C1" style:family="table-cell">
      <style:table-cell-properties fo:padding="0.097cm" fo:border-left="0.05pt solid #000000" fo:border-right="none" fo:border-top="none" fo:border-bottom="0.05pt solid #000000"/>
    </style:style>
    <style:style style:name="Tabelle1.D1" style:family="table-cell">
      <style:table-cell-properties fo:padding="0.097cm" fo:border-left="0.05pt solid #000000" fo:border-right="none" fo:border-top="none" fo:border-bottom="0.05pt solid #000000"/>
    </style:style>
    <style:style style:name="Tabelle1.E1" style:family="table-cell">
      <style:table-cell-properties fo:padding="0.097cm" fo:border-left="0.05pt solid #000000" fo:border-right="none" fo:border-top="none" fo:border-bottom="0.05pt solid #000000"/>
    </style:style>
    <style:style style:name="Tabelle1.A2" style:family="table-cell">
      <style:table-cell-properties fo:padding="0.097cm" fo:border-left="none"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A3" style:family="table-cell">
      <style:table-cell-properties fo:padding="0.097cm" fo:border-left="none"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A4" style:family="table-cell">
      <style:table-cell-properties fo:padding="0.097cm" fo:border-left="none"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A5" style:family="table-cell">
      <style:table-cell-properties fo:padding="0.097cm" fo:border-left="none"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A6" style:family="table-cell">
      <style:table-cell-properties fo:padding="0.097cm" fo:border-left="none"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A7" style:family="table-cell">
      <style:table-cell-properties fo:padding="0.097cm" fo:border-left="none"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A8" style:family="table-cell">
      <style:table-cell-properties fo:padding="0.097cm" fo:border-left="none"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A9" style:family="table-cell">
      <style:table-cell-properties fo:padding="0.097cm" fo:border-left="none"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A10" style:family="table-cell">
      <style:table-cell-properties fo:padding="0.097cm" fo:border-left="none"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none"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E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none"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E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none"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E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none"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E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none"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E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none"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none" fo:border-top="none" fo:border-bottom="0.05pt solid #000000"/>
    </style:style>
    <style:style style:name="Tabelle1.E16" style:family="table-cell">
      <style:table-cell-properties fo:padding="0.097cm" fo:border-left="0.05pt solid #000000" fo:border-right="none" fo:border-top="none" fo:border-bottom="0.05pt solid #000000"/>
    </style:style>
    <style:style style:name="Tabelle1.A17" style:family="table-cell">
      <style:table-cell-properties fo:padding="0.097cm" fo:border-left="none"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E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none" fo:border-right="none" fo:border-top="2.5pt solid #000000" fo:border-bottom="none"/>
    </style:style>
    <style:style style:name="Tabelle1.B18" style:family="table-cell">
      <style:table-cell-properties fo:padding="0.097cm" fo:border-left="0.05pt solid #000000" fo:border-right="none" fo:border-top="2.5pt solid #000000" fo:border-bottom="none"/>
    </style:style>
    <style:style style:name="Tabelle1.C18" style:family="table-cell">
      <style:table-cell-properties fo:padding="0.097cm" fo:border-left="0.05pt solid #000000" fo:border-right="none" fo:border-top="2.5pt solid #000000" fo:border-bottom="none"/>
    </style:style>
    <style:style style:name="Tabelle1.D18" style:family="table-cell">
      <style:table-cell-properties fo:padding="0.097cm" fo:border-left="0.05pt solid #000000" fo:border-right="none" fo:border-top="2.5pt solid #000000" fo:border-bottom="none"/>
    </style:style>
    <style:style style:name="Tabelle1.E18" style:family="table-cell">
      <style:table-cell-properties fo:padding="0.097cm" fo:border-left="0.05pt solid #000000" fo:border-right="none" fo:border-top="2.5pt solid #000000" fo:border-bottom="none"/>
    </style:style>
    <style:style style:name="Table1" style:family="table">
      <style:table-properties style:width="17cm" table:align="margins"/>
    </style:style>
    <style:style style:name="Table1.A" style:family="table-column">
      <style:table-column-properties style:column-width="6.04cm" style:rel-column-width="23281*"/>
    </style:style>
    <style:style style:name="Table1.B" style:family="table-column">
      <style:table-column-properties style:column-width="5.293cm" style:rel-column-width="20405*"/>
    </style:style>
    <style:style style:name="Table1.C" style:family="table-column">
      <style:table-column-properties style:column-width="5.667cm" style:rel-column-width="2184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0pt" style:font-size-asian="10pt" style:font-size-complex="10pt"/>
    </style:style>
    <style:style style:name="P2" style:family="paragraph" style:parent-style-name="Fließtext" style:list-style-name="">
      <style:text-properties fo:font-weight="normal" style:font-weight-asian="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style:font-size-asian="14pt"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fo:font-size="9pt" style:font-size-asian="9pt" style:font-size-complex="9pt"/>
    </style:style>
    <style:style style:name="P15" style:family="paragraph" style:parent-style-name="Table_20_Contents">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17" style:family="paragraph" style:parent-style-name="Table_20_Contents">
      <style:text-properties fo:font-size="8pt" style:font-size-asian="8pt" style:font-size-complex="8pt"/>
    </style:style>
    <style:style style:name="P18" style:family="paragraph" style:parent-style-name="Table_20_Contents">
      <style:paragraph-properties fo:text-align="start" style:justify-single-word="false"/>
      <style:text-properties fo:font-size="8pt" style:font-size-asian="8pt" style:font-size-complex="8pt"/>
    </style:style>
    <style:style style:name="P19" style:family="paragraph" style:parent-style-name="Table_20_Contents">
      <style:paragraph-properties fo:text-align="center" style:justify-single-word="false"/>
      <style:text-properties fo:font-size="8pt" style:font-size-asian="8pt" style:font-size-complex="8pt"/>
    </style:style>
    <style:style style:name="P20" style:family="paragraph" style:parent-style-name="Table_20_Contents">
      <style:paragraph-properties fo:text-align="end" style:justify-single-word="false"/>
      <style:text-properties fo:font-size="8pt" style:font-size-asian="8pt" style:font-size-complex="8pt"/>
    </style:style>
    <style:style style:name="P21" style:family="paragraph" style:parent-style-name="Fließtext">
      <style:paragraph-properties fo:text-align="justify" style:justify-single-word="false"/>
      <style:text-properties fo:font-size="10pt" style:font-size-asian="10pt" style:font-size-complex="10pt"/>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25" style:family="paragraph" style:parent-style-name="Standard" style:list-style-name="L1">
      <style:text-properties fo:font-size="10.5pt" style:font-size-asian="10.5pt" style:font-size-complex="10.5pt"/>
    </style:style>
    <style:style style:name="P26" style:family="paragraph" style:parent-style-name="Standard">
      <style:paragraph-properties fo:text-align="justify" style:justify-single-word="false"/>
      <style:text-properties fo:font-size="10pt" style:font-size-asian="10pt" style:font-size-complex="10pt"/>
    </style:style>
    <style:style style:name="P27" style:family="paragraph" style:parent-style-name="ProjektDoku_3a__20_Ü1">
      <style:paragraph-properties fo:break-before="page"/>
    </style:style>
    <style:style style:name="P28" style:family="paragraph" style:parent-style-name="ProjektDoku_3a__20_Ü2">
      <style:paragraph-properties fo:break-before="page"/>
    </style:style>
    <style:style style:name="P29" style:family="paragraph" style:parent-style-name="Fließtext" style:list-style-name=""/>
    <style:style style:name="P30" style:family="paragraph" style:parent-style-name="Fließtext" style:list-style-name="">
      <style:paragraph-properties fo:text-align="start" style:justify-single-word="false"/>
    </style:style>
    <style:style style:name="P31" style:family="paragraph" style:parent-style-name="Fließtext" style:list-style-name="">
      <style:text-properties fo:font-weight="normal" style:font-weight-asian="normal" style:font-weight-complex="normal"/>
    </style:style>
    <style:style style:name="P32" style:family="paragraph" style:parent-style-name="Fließtext" style:list-style-name="L1"/>
    <style:style style:name="P33" style:family="paragraph" style:parent-style-name="Fließtext"/>
    <style:style style:name="P34" style:family="paragraph" style:parent-style-name="Fließtext" style:list-style-name="">
      <style:text-properties fo:font-weight="bold" style:font-weight-asian="bold" style:font-weight-complex="bold"/>
    </style:style>
    <style:style style:name="P35" style:family="paragraph" style:parent-style-name="Fließtext">
      <style:text-properties officeooo:paragraph-rsid="0019ea72"/>
    </style:style>
    <style:style style:name="T1" style:family="text">
      <style:text-properties fo:font-size="10.5pt" style:font-size-asian="10.5pt" style:font-size-complex="10.5pt"/>
    </style:style>
    <style:style style:name="T2" style:family="text">
      <style:text-properties fo:font-weight="normal" style:font-weight-asian="normal" style:font-weight-complex="normal"/>
    </style:style>
    <style:style style:name="T3" style:family="text">
      <style:text-properties fo:font-size="14pt" style:font-size-asian="14pt" style:language-asian="de" style:country-asian="DE" style:font-size-complex="14pt" style:language-complex="ar" style:country-complex="SA"/>
    </style:style>
    <style:style style:name="T4" style:family="text">
      <style:text-properties fo:font-weight="bold" style:font-weight-asian="bold" style:font-weight-complex="bold"/>
    </style:style>
    <style:style style:name="T5" style:family="text">
      <style:text-properties officeooo:rsid="0019ea72"/>
    </style:style>
    <style:style style:name="T6" style:family="text">
      <style:text-properties officeooo:rsid="001b950d"/>
    </style:style>
    <style:style style:name="T7" style:family="text">
      <style:text-properties officeooo:rsid="001d27b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44849344" text:id="ct44849344">
          <text:insertion>
            <office:change-info>
              <dc:creator>Unbekannter Autor</dc:creator>
              <dc:date>2013-05-21T09:24:00</dc:date>
            </office:change-info>
          </text:insertion>
        </text:changed-region>
        <text:changed-region xml:id="ct44969312" text:id="ct44969312">
          <text:insertion>
            <office:change-info>
              <dc:creator>Unbekannter Autor</dc:creator>
              <dc:date>2013-05-21T09:34:00</dc:date>
            </office:change-info>
          </text:insertion>
        </text:changed-region>
        <text:changed-region xml:id="ct45132464" text:id="ct45132464">
          <text:insertion>
            <office:change-info>
              <dc:creator>Unbekannter Autor</dc:creator>
              <dc:date>2013-05-21T09:35:00</dc:date>
            </office:change-info>
          </text:insertion>
        </text:changed-region>
        <text:changed-region xml:id="ct45130144" text:id="ct45130144">
          <text:insertion>
            <office:change-info>
              <dc:creator>Unbekannter Autor</dc:creator>
              <dc:date>2013-05-21T09:36:00</dc:date>
            </office:change-info>
          </text:insertion>
        </text:changed-region>
        <text:changed-region xml:id="ct45119136" text:id="ct45119136">
          <text:insertion>
            <office:change-info>
              <dc:creator>Unbekannter Autor</dc:creator>
              <dc:date>2013-05-21T09:37:00</dc:date>
            </office:change-info>
          </text:insertion>
        </text:changed-region>
        <text:changed-region xml:id="ct45151520" text:id="ct45151520">
          <text:insertion>
            <office:change-info>
              <dc:creator>Unbekannter Autor</dc:creator>
              <dc:date>2013-05-21T09:38:00</dc:date>
            </office:change-info>
          </text:insertion>
        </text:changed-region>
        <text:changed-region xml:id="ct44850912" text:id="ct44850912">
          <text:deletion>
            <office:change-info>
              <dc:creator>Unbekannter Autor</dc:creator>
              <dc:date>2013-05-21T09:36:00</dc:date>
            </office:change-info>
            <text:p text:style-name="P1"/>
            <text:p text:style-name="P1"/>
          </text:deletion>
        </text:changed-region>
        <text:changed-region xml:id="ct44000144" text:id="ct44000144">
          <text:deletion>
            <office:change-info>
              <dc:creator>Unbekannter Autor</dc:creator>
              <dc:date>2013-05-21T09:39:00</dc:date>
            </office:change-info>
            <text:p text:style-name="Fließtext">der</text:p>
          </text:deletion>
        </text:changed-region>
        <text:changed-region xml:id="ct43998848" text:id="ct43998848">
          <text:insertion>
            <office:change-info>
              <dc:creator>Unbekannter Autor</dc:creator>
              <dc:date>2013-05-21T09:39:00</dc:date>
            </office:change-info>
          </text:insertion>
        </text:changed-region>
        <text:changed-region xml:id="ct45141424" text:id="ct45141424">
          <text:insertion>
            <office:change-info>
              <dc:creator>Unbekannter Autor</dc:creator>
              <dc:date>2013-05-21T09:39:00</dc:date>
            </office:change-info>
          </text:insertion>
        </text:changed-region>
        <text:changed-region xml:id="ct44173280" text:id="ct44173280">
          <text:insertion>
            <office:change-info>
              <dc:creator>Unbekannter Autor</dc:creator>
              <dc:date>2013-05-21T09:47:00</dc:date>
            </office:change-info>
          </text:insertion>
        </text:changed-region>
        <text:changed-region xml:id="ct44172352" text:id="ct44172352">
          <text:insertion>
            <office:change-info>
              <dc:creator>Unbekannter Autor</dc:creator>
              <dc:date>2013-05-21T09:53:00</dc:date>
            </office:change-info>
          </text:insertion>
        </text:changed-region>
        <text:changed-region xml:id="ct44173008" text:id="ct44173008">
          <text:insertion>
            <office:change-info>
              <dc:creator>Unbekannter Autor</dc:creator>
              <dc:date>2013-05-21T10:02:00</dc:date>
            </office:change-info>
          </text:insertion>
        </text:changed-region>
        <text:changed-region xml:id="ct44869280" text:id="ct44869280">
          <text:insertion>
            <office:change-info>
              <dc:creator>Unbekannter Autor</dc:creator>
              <dc:date>2013-05-21T10:25:00</dc:date>
            </office:change-info>
          </text:insertion>
        </text:changed-region>
        <text:changed-region xml:id="ct45247648" text:id="ct45247648">
          <text:insertion>
            <office:change-info>
              <dc:creator>Unbekannter Autor</dc:creator>
              <dc:date>2013-05-21T10:27:00</dc:date>
            </office:change-info>
          </text:insertion>
        </text:changed-region>
        <text:changed-region xml:id="ct45250864" text:id="ct45250864">
          <text:deletion>
            <office:change-info>
              <dc:creator>Unbekannter Autor</dc:creator>
              <dc:date>2013-05-21T10:27:00</dc:date>
            </office:change-info>
            <text:h text:style-name="P2" text:outline-level="2">P</text:h>
          </text:deletion>
        </text:changed-region>
        <text:changed-region xml:id="ct45251056" text:id="ct45251056">
          <text:insertion>
            <office:change-info>
              <dc:creator>Unbekannter Autor</dc:creator>
              <dc:date>2013-05-21T10:27:00</dc:date>
            </office:change-info>
          </text:insertion>
        </text:changed-region>
        <text:changed-region xml:id="ct45261328" text:id="ct45261328">
          <text:insertion>
            <office:change-info>
              <dc:creator>Unbekannter Autor</dc:creator>
              <dc:date>2013-05-21T1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HK Projektdokumentation</text:p>
      <text:p text:style-name="P5">Fachinformatiker Anwendungsentwicklung</text:p>
      <text:p text:style-name="P8"/>
      <text:p text:style-name="P8"/>
      <text:p text:style-name="P12">U18-Wahlpla<text:span text:style-name="T5">t</text:span>tform</text:p>
      <text:p text:style-name="P8"/>
      <text:p text:style-name="P8"/>
      <text:p text:style-name="P6">Kai Lorenz</text:p>
      <text:p text:style-name="P6">FIAN 6</text:p>
      <text:p text:style-name="P6">Prüflingsnummer 90481</text:p>
      <text:p text:style-name="P6"/>
      <text:p text:style-name="P6">16. Mai 2013</text:p>
      <text:p text:style-name="P6"/>
      <text:p text:style-name="P6"/>
      <text:p text:style-name="P6"/>
      <text:p text:style-name="P5">Ausbildungsbetrieb</text:p>
      <text:p text:style-name="P6">plus B (Baghdadli &amp; Becker GbR)</text:p>
      <text:p text:style-name="P6">Potsdamer Straße 114</text:p>
      <text:p text:style-name="P6">10785 Berlin</text:p>
      <text:p text:style-name="P9"/>
      <text:p text:style-name="P10"><text:span text:style-name="Absatz-Standardschriftart"><text:span text:style-name="T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protected="true" text:name="Inhaltsverzeichnis1">
        <text:table-of-content-source text:outline-level="2" text:use-outline-level="false"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rojektDoku_3a__20_Ü1"/>
          </text:index-source-styles>
          <text:index-source-styles text:outline-level="2">
            <text:index-source-style text:style-name="ProjektDoku_3a__20_Ü2"/>
          </text:index-source-styles>
        </text:table-of-content-source>
        <text:index-body>
          <text:index-title text:style-name="Sect2" text:name="Inhaltsverzeichnis1_Head">
            <text:p text:style-name="Contents_20_Heading">Inhaltsverzeichnis</text:p>
          </text:index-title>
          <text:p text:style-name="P22"><text:a xlink:type="simple" xlink:href="#__RefHeading__480_990239004" text:style-name="Index_20_Link" text:visited-style-name="Index_20_Link">1. Projektdefinition<text:tab/>2</text:a></text:p>
          <text:p text:style-name="P23"><text:a xlink:type="simple" xlink:href="#__RefHeading__482_990239004" text:style-name="Index_20_Link" text:visited-style-name="Index_20_Link">1.1 Projektumfeld<text:tab/>2</text:a></text:p>
          <text:p text:style-name="P23"><text:a xlink:type="simple" xlink:href="#__RefHeading__484_990239004" text:style-name="Index_20_Link" text:visited-style-name="Index_20_Link">1.2 Kurzform der Aufgabenstellung<text:tab/>3</text:a></text:p>
          <text:p text:style-name="P23"><text:a xlink:type="simple" xlink:href="#__RefHeading__486_990239004" text:style-name="Index_20_Link" text:visited-style-name="Index_20_Link">1.3 Ist-Analyse<text:tab/>3</text:a></text:p>
          <text:p text:style-name="P23"><text:a xlink:type="simple" xlink:href="#__RefHeading__488_990239004" text:style-name="Index_20_Link" text:visited-style-name="Index_20_Link">1.4 Soll-Konzept<text:tab/>4</text:a></text:p>
          <text:p text:style-name="P22"><text:a xlink:type="simple" xlink:href="#__RefHeading__494_990239004" text:style-name="Index_20_Link" text:visited-style-name="Index_20_Link">2. Projektplanung<text:tab/>4</text:a></text:p>
          <text:p text:style-name="P23"><text:a xlink:type="simple" xlink:href="#__RefHeading__496_990239004" text:style-name="Index_20_Link" text:visited-style-name="Index_20_Link">2.1 Projektstrukturplan<text:tab/>4</text:a></text:p>
          <text:p text:style-name="P23"><text:a xlink:type="simple" xlink:href="#__RefHeading__498_990239004" text:style-name="Index_20_Link" text:visited-style-name="Index_20_Link">2.2 Projektphasen mit Zeitplanung<text:tab/>5</text:a></text:p>
          <text:p text:style-name="P23"><text:a xlink:type="simple" xlink:href="#__RefHeading__500_990239004" text:style-name="Index_20_Link" text:visited-style-name="Index_20_Link">2.3 Kostenplanung<text:tab/>6</text:a></text:p>
          <text:p text:style-name="P22"><text:a xlink:type="simple" xlink:href="#__RefHeading__502_990239004" text:style-name="Index_20_Link" text:visited-style-name="Index_20_Link">3. Projektdurchführung<text:tab/>7</text:a></text:p>
          <text:p text:style-name="P23"><text:a xlink:type="simple" xlink:href="#__RefHeading__504_990239004" text:style-name="Index_20_Link" text:visited-style-name="Index_20_Link">3.1 Aufgabenerfassung<text:tab/>7</text:a></text:p>
          <text:p text:style-name="P23"><text:a xlink:type="simple" xlink:href="#__RefHeading__1582_1050685657" text:style-name="Index_20_Link" text:visited-style-name="Index_20_Link">3.2 Planung und Entwurf<text:tab/>7</text:a></text:p>
          <text:p text:style-name="P23"><text:a xlink:type="simple" xlink:href="#__RefHeading__508_990239004" text:style-name="Index_20_Link" text:visited-style-name="Index_20_Link">3.3 Realisierung<text:tab/>7</text:a></text:p>
          <text:p text:style-name="P23"><text:a xlink:type="simple" xlink:href="#__RefHeading__1584_1050685657" text:style-name="Index_20_Link" text:visited-style-name="Index_20_Link">3.4 Qualitätsmanagement<text:tab/>8</text:a></text:p>
          <text:p text:style-name="P23"><text:a xlink:type="simple" xlink:href="#__RefHeading__1586_1050685657" text:style-name="Index_20_Link" text:visited-style-name="Index_20_Link">3.5 Abschließende Aufgaben<text:tab/>8</text:a></text:p>
          <text:p text:style-name="P22"><text:a xlink:type="simple" xlink:href="#__RefHeading__1588_1050685657" text:style-name="Index_20_Link" text:visited-style-name="Index_20_Link">4. Projektbewertung<text:tab/>9</text:a></text:p>
          <text:p text:style-name="P23"><text:a xlink:type="simple" xlink:href="#__RefHeading__558_990239004" text:style-name="Index_20_Link" text:visited-style-name="Index_20_Link">4.1 Fazit<text:tab/>9</text:a></text:p>
          <text:p text:style-name="P23"><text:a xlink:type="simple" xlink:href="#__RefHeading__560_990239004" text:style-name="Index_20_Link" text:visited-style-name="Index_20_Link">4.2 Soll-Ist Vergleich<text:tab/>9</text:a></text:p>
          <text:p text:style-name="P23"><text:a xlink:type="simple" xlink:href="#__RefHeading__562_990239004" text:style-name="Index_20_Link" text:visited-style-name="Index_20_Link">4.3 Ausblick<text:tab/>9</text:a></text:p>
          <text:p text:style-name="P23"><text:a xlink:type="simple" xlink:href="#__RefHeading__1590_1050685657" text:style-name="Index_20_Link" text:visited-style-name="Index_20_Link">4.4 Mögliche Verbesserungen<text:tab/>9</text:a></text:p>
          <text:p text:style-name="P22"><text:a xlink:type="simple" xlink:href="#__RefHeading__564_990239004" text:style-name="Index_20_Link" text:visited-style-name="Index_20_Link">Glossar<text:tab/>9</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rojektDoku_3a__20_Ü1" text:outline-level="1"><text:bookmark-start text:name="__RefHeading__480_990239004"/><text:soft-page-break/>1. Projektdefinition<text:bookmark-end text:name="__RefHeading__480_990239004"/></text:h>
      <text:h text:style-name="ProjektDoku_3a__20_Ü2" text:outline-level="2"><text:bookmark-start text:name="__RefHeading__482_990239004"/>1.1 Projektumfeld<text:bookmark-end text:name="__RefHeading__482_990239004"/></text:h>
      <text:p text:style-name="Fließtext">Der Ausbildungsbetrieb plus B (Baghdadli-Becker GbR) ist als Webagentur für kleine und mittelständische Unternehmen, sowie für öffentliche Einrichtungen tätig. plus B wurde 2004 von den Diplom-Informatikern Robert Becker und Sascha Baghdadli gegründet. Aktuell beschäftigt plus B fünf Mitarbeiter.</text:p>
      <text:p text:style-name="Fließtext">Das Geschäftsfeld von plus B liegt in OpenSource Content Management Systemen, insbesondere in deren Einrichtung, Implementierung und Weiterentwicklung. Der Fokus wurde dabei in den letzten Jahren auf das System TYPO3 gelegt.</text:p>
      <text:p text:style-name="Fließtext"><text:span text:style-name="Absatz-Standardschriftart"><text:span text:style-name="T1">Der Kunde ist das Deutsche Kinderhilfswerk e.V. und im speziellen das vom Kunden gegründete Projekt U18.</text:span></text:span><text:span text:style-name="T1"> </text:span><text:span text:style-name="Absatz-Standardschriftart"><text:span text:style-name="T1">U18 ist eine Wahl-Plattform für Kinder und Jugendliche. Neun Tage vor "echten" Wahlen dürfen alle Jungendlichen unter 18 Jahren aller Nationalitäten, unter leicht veränderten Bedingungen, ihre Stimme abgeben. Die Ergebnisse aus diesen Wahlen werden ausgewertet und veröffentlicht. U18 kann sowohl im Rahmen von Landeswahlen als auch von Bundestagswahlen durchgeführt werden.</text:span></text:span></text:p>
      <text:p text:style-name="Fließtext">Ziel des Projekts U18 ist es Kindern und Jungendlichen einen Zugang zum Thema Politik zu verschaffen und gleichzeitig die Politik für die Interessen der unter 18-jährigen zu sensibilisieren. </text:p>
      <text:p text:style-name="P1"/>
      <text:h text:style-name="ProjektDoku_3a__20_Ü2" text:outline-level="2"><text:bookmark-start text:name="__RefHeading__484_990239004"/>1.2 Kurzform der Aufgabenstellung<text:bookmark-end text:name="__RefHeading__484_990239004"/></text:h>
      <text:p text:style-name="Fließtext">Ziel der Weiterentwicklung ist es, die U18-Plattform zukunftssicher und skalierbar zu entwickeln. Die U18-Wahlen werden vor Ort in Jugendeinrichtungen und Schulen durchgeführt und zählen ausschließlich die Zweitstimmen, die von den Kindern und Jugendlichen gewählt werden.</text:p>
      <text:p text:style-name="Fließtext">Die Neu- bzw. Weiterentwicklung dient dem Ziel, dass die Initialisierung und Freischaltung neuer Wahlen ohne Programmieraufwand möglich ist und dadurch eine nachhaltige Nutzung des Systems ermöglicht.</text:p>
      <text:p text:style-name="Fließtext"/>
      <text:p text:style-name="Fließtext">Als weitere Neuerung ist die Umsetzung eines Servicemoduls geplant, die am Wahltag den Telefonsupport-Mitarbeitern zur Verfügung steht und ihnen eine schnelle Hilfestellung ermöglicht.</text:p>
      <text:p text:style-name="P1"/>
      <text:p text:style-name="P1"><text:change-start text:change-id="ct44849344"/>[@Kai: Hier fasst du dich m.E. Etwas zu kurz. Man weiß noch nicht so genau, was auf der Webseite schon alles möglich ist und hier gehst du schon 10 Schritte weiter und sagst, was verbessert werden soll (Initialisisierung und Freischaltung?). Da man aber nicht weiß, was das System so kann, ist es schwer, das richtig zuzuordnen. </text:p>
      <text:p text:style-name="P1"/>
      <text:p text:style-name="P1">Außerdem schreibst du:</text:p>
      <text:p text:style-name="P21">„Die U18-Wahlen werden vor Ort in Jugendeinrichtungen und Schulen durchgeführt und zählen ausschließlich die <text:span text:style-name="T4">Zweitstimmen</text:span>, die von den Kindern und Jugendlichen gewählt werden“</text:p>
      <text:p text:style-name="P21"/>
      <text:p text:style-name="P21">Dieser Satz beschreibt den aktuellen Zustand. Der gehört IMHO in den vorherigen Teil, wo du das Projekt beschreibst. An dieser Stelle steht er aber in keinem Zusammenhang zu der Aufgabenstellung bzw. es wird nicht deutlich, was es mit den Zweitstimmen auf sich hat. Werden denn die Erststimmen nicht gezählt?<text:change-end text:change-id="ct44849344"/><text:change-start text:change-id="ct44969312"/></text:p>
      <text:p text:style-name="P21"/>
      <text:p text:style-name="P1">Hast du dieses Servicemodul programmiert? Ich finde, dass es nicht ganz deutlich wird, <text:change-end text:change-id="ct44969312"/><text:change-start text:change-id="ct45132464"/>wie dieses Servicemodul eine Hilfestellung für die Telefonsupport-Mitarbeiter sein kann?<text:change-end text:change-id="ct45132464"/></text:p>
      <text:p text:style-name="P1"><text:soft-page-break/></text:p>
      <text:p text:style-name="P1"/>
      <text:p text:style-name="P1"><text:change-start text:change-id="ct45130144"/>Der Einleitungsteil ist sehr wichtig. Du musst dir vorstellen, dass derjenige, der bei Siemens diese Arbeit lesen wird, absolut keine Ahnung von dem Projekt hat. Gleichzeitig hat er kaum Zeit, sich das<text:change-end text:change-id="ct45130144"/><text:change-start text:change-id="ct45119136"/> durchzulesen. Deshalb wird er als erstes das erste Kapitel lesen. Dieses muss auf ein paar Seiten alles deutlich darstellen: Worum geht es in deinem Projekt? Und was war die Au<text:change-end text:change-id="ct45119136"/><text:change-start text:change-id="ct45151520"/>fgabe?<text:change-end text:change-id="ct45151520"/><text:change text:change-id="ct44850912"/></text:p>
      <text:p text:style-name="P1"/>
      <text:p text:style-name="P1"/>
      <text:p text:style-name="P1"/>
      <text:p text:style-name="P1"/>
      <text:p text:style-name="P1"/>
      <text:p text:style-name="P1"/>
      <text:p text:style-name="P1"/>
      <text:p text:style-name="P1"/>
      <text:p text:style-name="P1"/>
      <text:p text:style-name="P1"/>
      <text:p text:style-name="P1"/>
      <text:h text:style-name="ProjektDoku_3a__20_Ü2" text:outline-level="2"><text:bookmark-start text:name="__RefHeading__486_990239004"/>1.3 Ist-Analyse<text:bookmark-end text:name="__RefHeading__486_990239004"/></text:h>
      <text:p text:style-name="Fließtext">Das momentane U18-System wurde mit dem PHP-Framework „Cake“, außerhalb <text:change text:change-id="ct44000144"/><text:change-start text:change-id="ct43998848"/>einer bereits<text:change-end text:change-id="ct43998848"/> bestehenden TYPO3 Website entwickelt, sodass es nicht möglich war die Ergebnisse der Wahlen und die Veranstaltungen der Wahllokale in die Website einzubetten<text:change-start text:change-id="ct45141424"/> (Auf die Veranstaltungen bist du bis an diese Stelle kein einziges Mal eingegangen. Der Zusammenhang wird leider nicht deutlich. Was ist eine Veranstaltung und was hat sie mit einer Wahl zu tun? Du schreibst es zwar zwei Sätze später, aber an dieser Stelle weiß der Leser noch gar nichts von Veranstaltungen)<text:change-end text:change-id="ct45141424"/>.</text:p>
      <text:p text:style-name="Fließtext">Der Verwaltungsbereich der aktuellen Webseite ermöglicht es nicht, Wahlen und die dazugehörigen Parteien in das System einzupflegen, so dass diese Aufgabe von einem <text:span text:style-name="T6">Programmierer</text:span> durchgeführt werden muss. Anschließend können sich die Wahllokale zu einer Wahl anmelden. Diese werden geprüft und nach der Wahl zur Ergebniseingabe freigeschaltet. Nachdem die Wahllokale ihre Ergebnisse eingetragen haben, gilt die Wahl als abgeschlossen und es wird eine statistische Auswertung generiert.</text:p>
      <text:p text:style-name="Fließtext">Parallel zur Wahl können Wahllokale Veranstaltungen eintragen, die im Rahmen der U18-Wahl das Thema Wahlen für Minderjährige inhaltlich aufbereiten.</text:p>
      <text:p text:style-name="Fließtext">Das momentane Datenbankschema erlaubt es nicht, eine Statistik im Bezug auf eine vergangene Wahl zu erstellen.<text:change-start text:change-id="ct44173280"/></text:p>
      <text:p text:style-name="Fließtext"><text:change-end text:change-id="ct44173280"/><text:change-start text:change-id="ct44172352"/></text:p>
      <text:p text:style-name="Fließtext">[@Kai: Ich würde dir empfehlen, noch ein Kapitel einzufügen, in dem du etwas detaillierter beschreibst, was das U18 Wahlportal für eine Webseite ist. Unter Projektumfeld schreibst du, dass es Wahlen für Jugendliche sind, unter aufgabenstellung schreibst du, dass die Seite Neu entwickelt werden soll und unter Ist-Analyse schreibst du, dass Wahllokale Veranstaltungen einstellen können. Ich finde, dass es einen zusammenhängenden Abschnitt geben sollte, in dem genau steht, was für eine Webseite diese Wahlplattform eigentlich ist. Du kannst es unter Projektumfeld machen oder ein weiteres Kapitel einfügen, das zum Beispiel „Projektbeschreibung“ oder „U18 Wahlplattform“ heißt oder so. Ist-Analyse würde ich dann nur auf die Software beziehen (XY ist im System nicht möglich und soll verbessert werden.)</text:p>
      <text:p text:style-name="Fließtext">Eine andere Möglichkeit wäre es, in dem Kapitel Ist-Analyse wirklich den kompletten <text:soft-page-break/>Prozess einmal zu beschreiben und anhand dessen die Verbesserungen aufzuzählen. Da aber die Aufgabenstellung ein wenig darauf basiert, würde ich es andersherum empfehlen]<text:change-end text:change-id="ct44172352"/></text:p>
      <text:p text:style-name="P1"/>
      <text:h text:style-name="ProjektDoku_3a__20_Ü2" text:outline-level="2"><text:bookmark-start text:name="__RefHeading__488_990239004"/>1.4 Soll-Konzept<text:bookmark-end text:name="__RefHeading__488_990239004"/></text:h>
      <text:p text:style-name="Fließtext"><text:bookmark-start text:name="__RefHeading__490_990239004"/>Die zukünftige U18 Wahlplattform soll als TYPO3 Erweiterung Umgesetzt werden. Die Wahllokale und Veranstaltungen, die über die Wahlplattform eingegeben werden, müssen direkt auf der Webseite ausgegeben werden können. Das System soll skalierbar sein<text:change-start text:change-id="ct44173008"/> (das ist falsch, siehe Definition Skalierbarkeit: <text:a xlink:type="simple" xlink:href="http://de.wikipedia.org/wiki/Skalierbarkeit">h</text:a><text:a xlink:type="simple" xlink:href="http://de.wikipedia.org/wiki/Skalierbarkeit">ttp://de.wikipedia.org/wiki/Skalierbarkeit</text:a>. Du meinst, dass es von Redakteuren einfach administriert/verwaltet werden soll)<text:change-end text:change-id="ct44173008"/>, d.h. Redakteure müssen die Möglichkeit haben neue Wahlen anzulegen ohne das hierfür Programmieraufwand nötig ist. Des weiteren muss es möglich sein bestimmten Benutzergruppen zu erlauben, die Passwörter der Wahllokale abzuändern. Das Design wird komplett im Rahmen von Twitter-Bootstrap erstellt, da dies bereits eine Optimierung für mobile Geräte vorweist. Durch das neue Datenbankmodell soll es auch möglich sein, statistische Auswertungen aktueller Wahlen in Bezug auf vergangene Wahlen zu generieren.<text:bookmark-end text:name="__RefHeading__490_990239004"/></text:p>
      <text:h text:style-name="ProjektDoku_3a__20_Ü1" text:outline-level="1"/>
      <text:h text:style-name="P27" text:outline-level="1"><text:bookmark-start text:name="__RefHeading__494_990239004"/>2. Projektplanung<text:bookmark-end text:name="__RefHeading__494_990239004"/></text:h>
      <text:h text:style-name="ProjektDoku_3a__20_Ü2" text:outline-level="2"><text:bookmark-start text:name="__RefHeading__496_990239004"/>2.1 Projektstrukturplan<text:bookmark-end text:name="__RefHeading__496_990239004"/></text:h>
      <text:list xml:id="list404818655583002667" text:style-name="L1">
        <text:list-item>
          <text:list>
            <text:list-item>
              <text:p text:style-name="P25"><text:bookmark-start text:name="__RefHeading__531_67869521"/>Aufgabenerfassung<text:bookmark-end text:name="__RefHeading__531_67869521"/></text:p>
              <text:list>
                <text:list-item>
                  <text:h text:style-name="P32" text:outline-level="2"><text:bookmark-start text:name="__RefHeading__533_67869521"/>Erfassung, Ausformulierung und Protokollierung der Anforderungen<text:bookmark-end text:name="__RefHeading__533_67869521"/></text:h>
                </text:list-item>
                <text:list-item>
                  <text:h text:style-name="P32" text:outline-level="2"><text:bookmark-start text:name="__RefHeading__535_67869521"/>Kostenanalyse<text:bookmark-end text:name="__RefHeading__535_67869521"/></text:h>
                </text:list-item>
              </text:list>
            </text:list-item>
            <text:list-item>
              <text:h text:style-name="P32" text:outline-level="2"><text:bookmark-start text:name="__RefHeading__537_67869521"/>Planung und Entwurf<text:bookmark-end text:name="__RefHeading__537_67869521"/></text:h>
              <text:list>
                <text:list-item>
                  <text:h text:style-name="P32" text:outline-level="2"><text:bookmark-start text:name="__RefHeading__539_67869521"/>Planung des Datenbankschemas<text:bookmark-end text:name="__RefHeading__539_67869521"/></text:h>
                </text:list-item>
                <text:list-item>
                  <text:h text:style-name="P32" text:outline-level="2"><text:bookmark-start text:name="__RefHeading__541_67869521"/>Planung der Programmstruktur<text:bookmark-end text:name="__RefHeading__541_67869521"/></text:h>
                </text:list-item>
              </text:list>
            </text:list-item>
            <text:list-item>
              <text:h text:style-name="P32" text:outline-level="2"><text:bookmark-start text:name="__RefHeading__543_67869521"/>Realisierung<text:bookmark-end text:name="__RefHeading__543_67869521"/></text:h>
              <text:list>
                <text:list-item>
                  <text:h text:style-name="P32" text:outline-level="2"><text:bookmark-start text:name="__RefHeading__545_67869521"/>Vorbereiten des Webservers<text:bookmark-end text:name="__RefHeading__545_67869521"/></text:h>
                </text:list-item>
                <text:list-item>
                  <text:h text:style-name="P32" text:outline-level="2"><text:bookmark-start text:name="__RefHeading__547_67869521"/>Installation des CMS (TYPO3)<text:bookmark-end text:name="__RefHeading__547_67869521"/></text:h>
                </text:list-item>
                <text:list-item>
                  <text:h text:style-name="P32" text:outline-level="2"><text:bookmark-start text:name="__RefHeading__549_67869521"/>Installation notwendiger Erweiterungen zur Bereitstellung der Grundstruktur<text:bookmark-end text:name="__RefHeading__549_67869521"/></text:h>
                </text:list-item>
                <text:list-item>
                  <text:h text:style-name="P32" text:outline-level="2"><text:bookmark-start text:name="__RefHeading__551_67869521"/>Entwicklung einer individuellen Erweiterung zur Umsetzung der spezifischen Anforderungen des Projekts<text:bookmark-end text:name="__RefHeading__551_67869521"/></text:h>
                </text:list-item>
                <text:list-item>
                  <text:h text:style-name="P32" text:outline-level="2"><text:bookmark-start text:name="__RefHeading__553_67869521"/>Einrichtung der Benutzergruppen und -berechtigungen<text:bookmark-end text:name="__RefHeading__553_67869521"/></text:h>
                </text:list-item>
              </text:list>
            </text:list-item>
            <text:list-item>
              <text:h text:style-name="P32" text:outline-level="2"><text:bookmark-start text:name="__RefHeading__555_67869521"/>Qualitätsmanagement<text:bookmark-end text:name="__RefHeading__555_67869521"/></text:h>
              <text:list>
                <text:list-item>
                  <text:h text:style-name="P32" text:outline-level="2"><text:bookmark-start text:name="__RefHeading__557_67869521"/>Erstellung und Ausführung von Testszenarien<text:bookmark-end text:name="__RefHeading__557_67869521"/></text:h>
                </text:list-item>
              </text:list>
            </text:list-item>
            <text:list-item>
              <text:h text:style-name="P32" text:outline-level="2"><text:bookmark-start text:name="__RefHeading__559_67869521"/>Dokumentation<text:bookmark-end text:name="__RefHeading__559_67869521"/></text:h>
              <text:list>
                <text:list-item>
                  <text:h text:style-name="P32" text:outline-level="2"><text:bookmark-start text:name="__RefHeading__561_67869521"/>Interne Dokumentation<text:bookmark-end text:name="__RefHeading__561_67869521"/></text:h>
                </text:list-item>
                <text:list-item>
                  <text:h text:style-name="P32" text:outline-level="2"><text:bookmark-start text:name="__RefHeading__563_67869521"/>Quellcode-Dokumentation<text:bookmark-end text:name="__RefHeading__563_67869521"/></text:h>
                </text:list-item>
                <text:list-item>
                  <text:h text:style-name="P32" text:outline-level="2"><text:bookmark-start text:name="__RefHeading__565_67869521"/>IHK-Konforme Projektdokumentation<text:bookmark-end text:name="__RefHeading__565_67869521"/></text:h>
                </text:list-item>
              </text:list>
            </text:list-item>
            <text:list-item>
              <text:h text:style-name="P32" text:outline-level="2"><text:bookmark-start text:name="__RefHeading__567_67869521"/>Abschließende Aufgaben<text:bookmark-end text:name="__RefHeading__567_67869521"/></text:h>
              <text:list>
                <text:list-item>
                  <text:h text:style-name="P32" text:outline-level="2"><text:bookmark-start text:name="__RefHeading__569_67869521"/>Abgabe des Projekts an den Auftraggeber<text:bookmark-end text:name="__RefHeading__569_67869521"/></text:h>
                </text:list-item>
                <text:list-item>
                  <text:h text:style-name="P32" text:outline-level="2"><text:bookmark-start text:name="__RefHeading__571_67869521"/>Fehleridentifikation und -bereinigung<text:bookmark-end text:name="__RefHeading__571_67869521"/></text:h>
                </text:list-item>
                <text:list-item>
                  <text:h text:style-name="P32" text:outline-level="2"><text:bookmark-start text:name="__RefHeading__573_67869521"/>Schulung der Mitarbeiter<text:bookmark-end text:name="__RefHeading__573_67869521"/></text:h>
                </text:list-item>
              </text:list>
            </text:list-item>
          </text:list>
        </text:list-item>
      </text:list>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rojektDoku_3a__20_Ü2" text:outline-level="2"><text:bookmark-start text:name="__RefHeading__498_990239004"/><text:soft-page-break/>2.2 Projektphasen mit Zeitplanung<text:bookmark-end text:name="__RefHeading__498_990239004"/></text:h>
      <table:table table:name="Projektphasen" table:style-name="Projektphasen">
        <table:table-column table:style-name="Projektphasen.A"/>
        <table:table-column table:style-name="Projektphasen.B"/>
        <table:table-column table:style-name="Projektphasen.C"/>
        <table:table-row>
          <table:table-cell table:style-name="Projektphasen.A1" office:value-type="string">
            <text:p text:style-name="Table_20_Heading">Hauptaufgabe</text:p>
          </table:table-cell>
          <table:table-cell table:style-name="Projektphasen.B1" office:value-type="string">
            <text:p text:style-name="Table_20_Heading">Teilaufgabe</text:p>
          </table:table-cell>
          <table:table-cell table:style-name="Projektphasen.B1" office:value-type="string">
            <text:p text:style-name="Table_20_Heading">geschätzte Zeit (in Stunden)</text:p>
          </table:table-cell>
        </table:table-row>
        <table:table-row>
          <table:table-cell table:style-name="Projektphasen.A1" office:value-type="string">
            <text:p text:style-name="P15">Aufgabenerfassung</text:p>
          </table:table-cell>
          <table:table-cell table:style-name="Projektphasen.B2" office:value-type="string">
            <text:p text:style-name="P18">Erfassung, Ausformulierung und Protokollierung der Anforderungen</text:p>
          </table:table-cell>
          <table:table-cell table:style-name="Projektphasen.B2" office:value-type="string">
            <text:p text:style-name="P19">5</text:p>
          </table:table-cell>
        </table:table-row>
        <table:table-row>
          <table:table-cell table:style-name="Projektphasen.A1" office:value-type="string">
            <text:p text:style-name="P15"/>
          </table:table-cell>
          <table:table-cell table:style-name="Projektphasen.B2" office:value-type="string">
            <text:p text:style-name="P18">Kostenanalyse</text:p>
          </table:table-cell>
          <table:table-cell table:style-name="Projektphasen.B2" office:value-type="string">
            <text:p text:style-name="P19">2</text:p>
          </table:table-cell>
        </table:table-row>
        <table:table-row>
          <table:table-cell table:style-name="Projektphasen.A1" office:value-type="string">
            <text:p text:style-name="P15">Planung und Entwurf</text:p>
          </table:table-cell>
          <table:table-cell table:style-name="Projektphasen.B2" office:value-type="string">
            <text:p text:style-name="P18">Planung des Datenbankschemas</text:p>
          </table:table-cell>
          <table:table-cell table:style-name="Projektphasen.B2" office:value-type="string">
            <text:p text:style-name="P19">10</text:p>
          </table:table-cell>
        </table:table-row>
        <table:table-row>
          <table:table-cell table:style-name="Projektphasen.A1" office:value-type="string">
            <text:p text:style-name="P15"/>
          </table:table-cell>
          <table:table-cell table:style-name="Projektphasen.B2" office:value-type="string">
            <text:p text:style-name="P18">Planung der Programmstruktur</text:p>
          </table:table-cell>
          <table:table-cell table:style-name="Projektphasen.B2" office:value-type="string">
            <text:p text:style-name="P19">8</text:p>
          </table:table-cell>
        </table:table-row>
        <table:table-row>
          <table:table-cell table:style-name="Projektphasen.A1" office:value-type="string">
            <text:p text:style-name="P15">Realisierung</text:p>
          </table:table-cell>
          <table:table-cell table:style-name="Projektphasen.B2" office:value-type="string">
            <text:p text:style-name="P18">Vorbereitung des Webservers</text:p>
          </table:table-cell>
          <table:table-cell table:style-name="Projektphasen.B2" office:value-type="string">
            <text:p text:style-name="P19">0,5</text:p>
          </table:table-cell>
        </table:table-row>
        <table:table-row>
          <table:table-cell table:style-name="Projektphasen.A1" office:value-type="string">
            <text:p text:style-name="P15"/>
          </table:table-cell>
          <table:table-cell table:style-name="Projektphasen.B2" office:value-type="string">
            <text:p text:style-name="P18">Installation des CMS (TYPO3)</text:p>
          </table:table-cell>
          <table:table-cell table:style-name="Projektphasen.B2" office:value-type="string">
            <text:p text:style-name="P19">0,5</text:p>
          </table:table-cell>
        </table:table-row>
        <table:table-row>
          <table:table-cell table:style-name="Projektphasen.A1" office:value-type="string">
            <text:p text:style-name="P15"/>
          </table:table-cell>
          <table:table-cell table:style-name="Projektphasen.B2" office:value-type="string">
            <text:p text:style-name="P18">Installation notwendiger Erweiterungen zur Bereitstellung der Grundstruktur</text:p>
          </table:table-cell>
          <table:table-cell table:style-name="Projektphasen.B2" office:value-type="string">
            <text:p text:style-name="P19">0,5</text:p>
          </table:table-cell>
        </table:table-row>
        <table:table-row>
          <table:table-cell table:style-name="Projektphasen.A1" office:value-type="string">
            <text:p text:style-name="P15"/>
          </table:table-cell>
          <table:table-cell table:style-name="Projektphasen.B2" office:value-type="string">
            <text:p text:style-name="P18">Entwicklung einer individuellen Erweiterung zur Umsetzung der spezifischen</text:p>
            <text:p text:style-name="P18">Anforderungen des Projekts</text:p>
          </table:table-cell>
          <table:table-cell table:style-name="Projektphasen.B2" office:value-type="string">
            <text:p text:style-name="P19">23</text:p>
          </table:table-cell>
        </table:table-row>
        <table:table-row>
          <table:table-cell table:style-name="Projektphasen.A1" office:value-type="string">
            <text:p text:style-name="P17"/>
          </table:table-cell>
          <table:table-cell table:style-name="Projektphasen.B2" office:value-type="string">
            <text:p text:style-name="P18">Einrichtung der Benutzergruppen und -berechtigungen</text:p>
          </table:table-cell>
          <table:table-cell table:style-name="Projektphasen.B2" office:value-type="string">
            <text:p text:style-name="P19">2</text:p>
          </table:table-cell>
        </table:table-row>
        <table:table-row>
          <table:table-cell table:style-name="Projektphasen.A1" office:value-type="string">
            <text:p text:style-name="P15">Qualitätsmanagement</text:p>
          </table:table-cell>
          <table:table-cell table:style-name="Projektphasen.B2" office:value-type="string">
            <text:p text:style-name="P18">Erstellung und Ausführung von Testszenarien</text:p>
          </table:table-cell>
          <table:table-cell table:style-name="Projektphasen.B2" office:value-type="string">
            <text:p text:style-name="P19">2</text:p>
          </table:table-cell>
        </table:table-row>
        <table:table-row>
          <table:table-cell table:style-name="Projektphasen.A1" office:value-type="string">
            <text:p text:style-name="P15">Dokumentation</text:p>
          </table:table-cell>
          <table:table-cell table:style-name="Projektphasen.B2" office:value-type="string">
            <text:p text:style-name="P18">Interne Dokumentation</text:p>
          </table:table-cell>
          <table:table-cell table:style-name="Projektphasen.B2" office:value-type="string">
            <text:p text:style-name="P19">2</text:p>
          </table:table-cell>
        </table:table-row>
        <table:table-row>
          <table:table-cell table:style-name="Projektphasen.A1" office:value-type="string">
            <text:p text:style-name="P15"/>
          </table:table-cell>
          <table:table-cell table:style-name="Projektphasen.B2" office:value-type="string">
            <text:p text:style-name="P18">Quellcode-Dokumentation</text:p>
          </table:table-cell>
          <table:table-cell table:style-name="Projektphasen.B2" office:value-type="string">
            <text:p text:style-name="P19">1</text:p>
          </table:table-cell>
        </table:table-row>
        <table:table-row>
          <table:table-cell table:style-name="Projektphasen.A1" office:value-type="string">
            <text:p text:style-name="P15"/>
          </table:table-cell>
          <table:table-cell table:style-name="Projektphasen.B2" office:value-type="string">
            <text:p text:style-name="P18">IHK-konforme Projektdokumentation</text:p>
          </table:table-cell>
          <table:table-cell table:style-name="Projektphasen.B2" office:value-type="string">
            <text:p text:style-name="P19">7</text:p>
          </table:table-cell>
        </table:table-row>
        <table:table-row>
          <table:table-cell table:style-name="Projektphasen.A1" office:value-type="string">
            <text:p text:style-name="P15">Abschließende Aufgaben</text:p>
          </table:table-cell>
          <table:table-cell table:style-name="Projektphasen.B2" office:value-type="string">
            <text:p text:style-name="P18">Abgabe des Projekts an den Auftraggeber</text:p>
          </table:table-cell>
          <table:table-cell table:style-name="Projektphasen.B2" office:value-type="string">
            <text:p text:style-name="P19">0,5</text:p>
          </table:table-cell>
        </table:table-row>
        <table:table-row>
          <table:table-cell table:style-name="Projektphasen.A1" office:value-type="string">
            <text:p text:style-name="P15"/>
          </table:table-cell>
          <table:table-cell table:style-name="Projektphasen.B2" office:value-type="string">
            <text:p text:style-name="P18">Fehleridentifikation und -bereinigung</text:p>
          </table:table-cell>
          <table:table-cell table:style-name="Projektphasen.B2" office:value-type="string">
            <text:p text:style-name="P19">3</text:p>
          </table:table-cell>
        </table:table-row>
        <table:table-row>
          <table:table-cell table:style-name="Projektphasen.A1" office:value-type="string">
            <text:p text:style-name="P15"/>
          </table:table-cell>
          <table:table-cell table:style-name="Projektphasen.B2" office:value-type="string">
            <text:p text:style-name="P18">Schulung der Mitarbeiter</text:p>
          </table:table-cell>
          <table:table-cell table:style-name="Projektphasen.B2" office:value-type="string">
            <text:p text:style-name="P19">2</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2" text:outline-level="2"><text:bookmark-start text:name="__RefHeading__500_990239004"/><text:soft-page-break/>2.3 Kostenplanung<text:bookmark-end text:name="__RefHeading__500_990239004"/></text:h>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Table_20_Heading">Hauptaufgabe</text:p>
            </table:table-cell>
            <table:table-cell table:style-name="Tabelle1.B17" office:value-type="string">
              <text:p text:style-name="Table_20_Heading">Teilaufgabe</text:p>
            </table:table-cell>
            <table:table-cell table:style-name="Tabelle1.C17" office:value-type="string">
              <text:p text:style-name="Table_20_Heading">Anzahl</text:p>
              <text:p text:style-name="Table_20_Heading">Stunden</text:p>
            </table:table-cell>
            <table:table-cell table:style-name="Tabelle1.D17" office:value-type="string">
              <text:p text:style-name="Table_20_Heading">Stunden-satz in €</text:p>
            </table:table-cell>
            <table:table-cell table:style-name="Tabelle1.E17" office:value-type="string">
              <text:p text:style-name="Table_20_Heading">Summe in €</text:p>
            </table:table-cell>
          </table:table-row>
        </table:table-header-rows>
        <table:table-row>
          <table:table-cell table:style-name="Tabelle1.A17" office:value-type="string">
            <text:p text:style-name="P16">Aufgabenerfassung</text:p>
          </table:table-cell>
          <table:table-cell table:style-name="Tabelle1.B17" office:value-type="string">
            <text:p text:style-name="P18">Erfassung, Ausformulierung und Protokollierung der Anforderungen</text:p>
          </table:table-cell>
          <table:table-cell table:style-name="Tabelle1.C17" office:value-type="string">
            <text:p text:style-name="P20">5</text:p>
          </table:table-cell>
          <table:table-cell table:style-name="Tabelle1.D17" office:value-type="string">
            <text:p text:style-name="P17">60</text:p>
          </table:table-cell>
          <table:table-cell table:style-name="Tabelle1.E17" office:value-type="string">
            <text:p text:style-name="P17">300</text:p>
          </table:table-cell>
        </table:table-row>
        <table:table-row>
          <table:table-cell table:style-name="Tabelle1.A17" office:value-type="string">
            <text:p text:style-name="P18"/>
          </table:table-cell>
          <table:table-cell table:style-name="Tabelle1.B17" office:value-type="string">
            <text:p text:style-name="P18">Kostenanalyse</text:p>
          </table:table-cell>
          <table:table-cell table:style-name="Tabelle1.C17" office:value-type="string">
            <text:p text:style-name="P20">2</text:p>
          </table:table-cell>
          <table:table-cell table:style-name="Tabelle1.D17" office:value-type="string">
            <text:p text:style-name="P17">60</text:p>
          </table:table-cell>
          <table:table-cell table:style-name="Tabelle1.E17" office:value-type="string">
            <text:p text:style-name="P17">120</text:p>
          </table:table-cell>
        </table:table-row>
        <table:table-row>
          <table:table-cell table:style-name="Tabelle1.A17" office:value-type="string">
            <text:p text:style-name="P16">Planung und Entwurf</text:p>
          </table:table-cell>
          <table:table-cell table:style-name="Tabelle1.B17" office:value-type="string">
            <text:p text:style-name="P18">Planung des Datenbankschemas</text:p>
          </table:table-cell>
          <table:table-cell table:style-name="Tabelle1.C17" office:value-type="string">
            <text:p text:style-name="P20">10</text:p>
          </table:table-cell>
          <table:table-cell table:style-name="Tabelle1.D17" office:value-type="string">
            <text:p text:style-name="P17">60</text:p>
          </table:table-cell>
          <table:table-cell table:style-name="Tabelle1.E17" office:value-type="string">
            <text:p text:style-name="P17">600</text:p>
          </table:table-cell>
        </table:table-row>
        <table:table-row>
          <table:table-cell table:style-name="Tabelle1.A17" office:value-type="string">
            <text:p text:style-name="P18"/>
          </table:table-cell>
          <table:table-cell table:style-name="Tabelle1.B17" office:value-type="string">
            <text:p text:style-name="P18">Planung der Programmstruktur</text:p>
          </table:table-cell>
          <table:table-cell table:style-name="Tabelle1.C17" office:value-type="string">
            <text:p text:style-name="P20">8</text:p>
          </table:table-cell>
          <table:table-cell table:style-name="Tabelle1.D17" office:value-type="string">
            <text:p text:style-name="P17">60</text:p>
          </table:table-cell>
          <table:table-cell table:style-name="Tabelle1.E17" office:value-type="string">
            <text:p text:style-name="P17">480</text:p>
          </table:table-cell>
        </table:table-row>
        <table:table-row>
          <table:table-cell table:style-name="Tabelle1.A17" office:value-type="string">
            <text:p text:style-name="P16">Realisierung</text:p>
          </table:table-cell>
          <table:table-cell table:style-name="Tabelle1.B17" office:value-type="string">
            <text:p text:style-name="P18">Vorbereitung des Webservers</text:p>
          </table:table-cell>
          <table:table-cell table:style-name="Tabelle1.C17" office:value-type="string">
            <text:p text:style-name="P20">0,5</text:p>
          </table:table-cell>
          <table:table-cell table:style-name="Tabelle1.D17" office:value-type="string">
            <text:p text:style-name="P17">60</text:p>
          </table:table-cell>
          <table:table-cell table:style-name="Tabelle1.E17" office:value-type="string">
            <text:p text:style-name="P17">30</text:p>
          </table:table-cell>
        </table:table-row>
        <table:table-row>
          <table:table-cell table:style-name="Tabelle1.A17" office:value-type="string">
            <text:p text:style-name="P18"/>
          </table:table-cell>
          <table:table-cell table:style-name="Tabelle1.B17" office:value-type="string">
            <text:p text:style-name="P18">Installation des CMS (TYPO3)</text:p>
          </table:table-cell>
          <table:table-cell table:style-name="Tabelle1.C17" office:value-type="string">
            <text:p text:style-name="P20">0,5</text:p>
          </table:table-cell>
          <table:table-cell table:style-name="Tabelle1.D17" office:value-type="string">
            <text:p text:style-name="P17">60</text:p>
          </table:table-cell>
          <table:table-cell table:style-name="Tabelle1.E17" office:value-type="string">
            <text:p text:style-name="P17">30</text:p>
          </table:table-cell>
        </table:table-row>
        <table:table-row>
          <table:table-cell table:style-name="Tabelle1.A17" office:value-type="string">
            <text:p text:style-name="P18"/>
          </table:table-cell>
          <table:table-cell table:style-name="Tabelle1.B17" office:value-type="string">
            <text:p text:style-name="P18">Installation notwendiger Erweiterungen zur Bereitstellung der Grundstruktur</text:p>
          </table:table-cell>
          <table:table-cell table:style-name="Tabelle1.C17" office:value-type="string">
            <text:p text:style-name="P20">0,5</text:p>
          </table:table-cell>
          <table:table-cell table:style-name="Tabelle1.D17" office:value-type="string">
            <text:p text:style-name="P17">60</text:p>
          </table:table-cell>
          <table:table-cell table:style-name="Tabelle1.E17" office:value-type="string">
            <text:p text:style-name="P17">30</text:p>
          </table:table-cell>
        </table:table-row>
        <table:table-row>
          <table:table-cell table:style-name="Tabelle1.A17" office:value-type="string">
            <text:p text:style-name="P18"/>
          </table:table-cell>
          <table:table-cell table:style-name="Tabelle1.B17" office:value-type="string">
            <text:p text:style-name="P18">Entwicklung einer individuellen Erweiterung zur Umsetzung der spezifischen</text:p>
            <text:p text:style-name="P18">Anforderungen des Projekts</text:p>
          </table:table-cell>
          <table:table-cell table:style-name="Tabelle1.C17" office:value-type="string">
            <text:p text:style-name="P20">23</text:p>
          </table:table-cell>
          <table:table-cell table:style-name="Tabelle1.D17" office:value-type="string">
            <text:p text:style-name="P17">60</text:p>
          </table:table-cell>
          <table:table-cell table:style-name="Tabelle1.E17" office:value-type="string">
            <text:p text:style-name="P17">1380</text:p>
          </table:table-cell>
        </table:table-row>
        <table:table-row>
          <table:table-cell table:style-name="Tabelle1.A17" office:value-type="string">
            <text:p text:style-name="P18"/>
          </table:table-cell>
          <table:table-cell table:style-name="Tabelle1.B17" office:value-type="string">
            <text:p text:style-name="P18">Einrichtung der Benutzergruppen und -berechtigungen</text:p>
          </table:table-cell>
          <table:table-cell table:style-name="Tabelle1.C17" office:value-type="string">
            <text:p text:style-name="P20">2</text:p>
          </table:table-cell>
          <table:table-cell table:style-name="Tabelle1.D17" office:value-type="string">
            <text:p text:style-name="P17">60</text:p>
          </table:table-cell>
          <table:table-cell table:style-name="Tabelle1.E17" office:value-type="string">
            <text:p text:style-name="P17">120</text:p>
          </table:table-cell>
        </table:table-row>
        <table:table-row>
          <table:table-cell table:style-name="Tabelle1.A17" office:value-type="string">
            <text:p text:style-name="P16">Qualitätsmanagement</text:p>
          </table:table-cell>
          <table:table-cell table:style-name="Tabelle1.B17" office:value-type="string">
            <text:p text:style-name="P18">Erstellung und Ausführung von Testszenarien</text:p>
          </table:table-cell>
          <table:table-cell table:style-name="Tabelle1.C17" office:value-type="string">
            <text:p text:style-name="P20">2</text:p>
          </table:table-cell>
          <table:table-cell table:style-name="Tabelle1.D17" office:value-type="string">
            <text:p text:style-name="P17">60</text:p>
          </table:table-cell>
          <table:table-cell table:style-name="Tabelle1.E17" office:value-type="string">
            <text:p text:style-name="P17">120</text:p>
          </table:table-cell>
        </table:table-row>
        <table:table-row>
          <table:table-cell table:style-name="Tabelle1.A17" office:value-type="string">
            <text:p text:style-name="P16">Dokumentation</text:p>
          </table:table-cell>
          <table:table-cell table:style-name="Tabelle1.B17" office:value-type="string">
            <text:p text:style-name="P18">Interne Dokumentation</text:p>
          </table:table-cell>
          <table:table-cell table:style-name="Tabelle1.C17" office:value-type="string">
            <text:p text:style-name="P20">2</text:p>
          </table:table-cell>
          <table:table-cell table:style-name="Tabelle1.D17" office:value-type="string">
            <text:p text:style-name="P17">60</text:p>
          </table:table-cell>
          <table:table-cell table:style-name="Tabelle1.E17" office:value-type="string">
            <text:p text:style-name="P17">120</text:p>
          </table:table-cell>
        </table:table-row>
        <table:table-row>
          <table:table-cell table:style-name="Tabelle1.A17" office:value-type="string">
            <text:p text:style-name="P18"/>
          </table:table-cell>
          <table:table-cell table:style-name="Tabelle1.B17" office:value-type="string">
            <text:p text:style-name="P18">Quellcode-Dokumentation</text:p>
          </table:table-cell>
          <table:table-cell table:style-name="Tabelle1.C17" office:value-type="string">
            <text:p text:style-name="P20">1</text:p>
          </table:table-cell>
          <table:table-cell table:style-name="Tabelle1.D17" office:value-type="string">
            <text:p text:style-name="P17">60</text:p>
          </table:table-cell>
          <table:table-cell table:style-name="Tabelle1.E17" office:value-type="string">
            <text:p text:style-name="P17">60</text:p>
          </table:table-cell>
        </table:table-row>
        <table:table-row>
          <table:table-cell table:style-name="Tabelle1.A17" office:value-type="string">
            <text:p text:style-name="P18"/>
          </table:table-cell>
          <table:table-cell table:style-name="Tabelle1.B17" office:value-type="string">
            <text:p text:style-name="P18">IHK-konforme Projektdokumentation</text:p>
          </table:table-cell>
          <table:table-cell table:style-name="Tabelle1.C17" office:value-type="string">
            <text:p text:style-name="P20">7</text:p>
          </table:table-cell>
          <table:table-cell table:style-name="Tabelle1.D17" office:value-type="string">
            <text:p text:style-name="P17">60</text:p>
          </table:table-cell>
          <table:table-cell table:style-name="Tabelle1.E17" office:value-type="string">
            <text:p text:style-name="P17">420</text:p>
          </table:table-cell>
        </table:table-row>
        <table:table-row>
          <table:table-cell table:style-name="Tabelle1.A17" office:value-type="string">
            <text:p text:style-name="P16">Abschließende Aufgaben</text:p>
          </table:table-cell>
          <table:table-cell table:style-name="Tabelle1.B17" office:value-type="string">
            <text:p text:style-name="P18">Abgabe des Projekts an den Auftraggeber</text:p>
          </table:table-cell>
          <table:table-cell table:style-name="Tabelle1.C17" office:value-type="string">
            <text:p text:style-name="P20">0,5</text:p>
          </table:table-cell>
          <table:table-cell table:style-name="Tabelle1.D17" office:value-type="string">
            <text:p text:style-name="P17">60</text:p>
          </table:table-cell>
          <table:table-cell table:style-name="Tabelle1.E17" office:value-type="string">
            <text:p text:style-name="P17">30</text:p>
          </table:table-cell>
        </table:table-row>
        <table:table-row>
          <table:table-cell table:style-name="Tabelle1.A17" office:value-type="string">
            <text:p text:style-name="P18"/>
          </table:table-cell>
          <table:table-cell table:style-name="Tabelle1.B17" office:value-type="string">
            <text:p text:style-name="P18">Fehleridentifikation und -bereinigung</text:p>
          </table:table-cell>
          <table:table-cell table:style-name="Tabelle1.C17" office:value-type="string">
            <text:p text:style-name="P20">3</text:p>
          </table:table-cell>
          <table:table-cell table:style-name="Tabelle1.D17" office:value-type="string">
            <text:p text:style-name="P17">60</text:p>
          </table:table-cell>
          <table:table-cell table:style-name="Tabelle1.E17" office:value-type="string">
            <text:p text:style-name="P17">180</text:p>
          </table:table-cell>
        </table:table-row>
        <table:table-row>
          <table:table-cell table:style-name="Tabelle1.A17" office:value-type="string">
            <text:p text:style-name="P18"/>
          </table:table-cell>
          <table:table-cell table:style-name="Tabelle1.B17" office:value-type="string">
            <text:p text:style-name="P18">Schulung der Mitarbeiter</text:p>
          </table:table-cell>
          <table:table-cell table:style-name="Tabelle1.C17" office:value-type="string">
            <text:p text:style-name="P20">2</text:p>
          </table:table-cell>
          <table:table-cell table:style-name="Tabelle1.D17" office:value-type="string">
            <text:p text:style-name="P17">60</text:p>
          </table:table-cell>
          <table:table-cell table:style-name="Tabelle1.E17" office:value-type="string">
            <text:p text:style-name="P17">120</text:p>
          </table:table-cell>
        </table:table-row>
        <table:table-row>
          <table:table-cell table:style-name="Tabelle1.A18" office:value-type="string">
            <text:p text:style-name="P16">Gesamt</text:p>
          </table:table-cell>
          <table:table-cell table:style-name="Tabelle1.B18" office:value-type="string">
            <text:p text:style-name="P17"/>
          </table:table-cell>
          <table:table-cell table:style-name="Tabelle1.C18" office:value-type="string">
            <text:p text:style-name="P20">69</text:p>
          </table:table-cell>
          <table:table-cell table:style-name="Tabelle1.D18" office:value-type="string">
            <text:p text:style-name="P17">60</text:p>
          </table:table-cell>
          <table:table-cell table:style-name="Tabelle1.E18" office:value-type="string">
            <text:p text:style-name="P17">4140</text:p>
          </table:table-cell>
        </table:table-row>
      </table:table>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Fließtext" text:outline-level="2"/>
      <text:h text:style-name="ProjektDoku_3a__20_Ü1" text:outline-level="1"><text:bookmark-start text:name="__RefHeading__502_990239004"/><text:soft-page-break/>3. Projektdurchführung<text:bookmark-end text:name="__RefHeading__502_990239004"/></text:h>
      <text:h text:style-name="ProjektDoku_3a__20_Ü2" text:outline-level="2"><text:bookmark-start text:name="__RefHeading__504_990239004"/>3.1 Aufgabenerfassung<text:bookmark-end text:name="__RefHeading__504_990239004"/></text:h>
      <text:h text:style-name="P29" text:outline-level="2"><text:span text:style-name="T4">Soll-Zeitaufwand: </text:span><text:span text:style-name="T2">7h</text:span></text:h>
      <text:h text:style-name="P29" text:outline-level="2"><text:span text:style-name="T4">Ist-</text:span><text:span text:style-name="T4">Zeitaufwand:</text:span> 3h</text:h>
      <text:h text:style-name="P29" text:outline-level="2"/>
      <text:h text:style-name="P29" text:outline-level="2">Für die Aufgabenerfassung diente das Lastenheft als Vorlage. Alle relevanten Aufgaben konnten daraus abgeleitet werden.</text:h>
      <text:h text:style-name="P29" text:outline-level="2"/>
      <text:h text:style-name="ProjektDoku_3a__20_Ü2" text:outline-level="2"><text:bookmark-start text:name="__RefHeading__1582_1050685657"/>3.2 Planung und Entwurf<text:bookmark-end text:name="__RefHeading__1582_1050685657"/></text:h>
      <text:h text:style-name="P29" text:outline-level="2"><text:span text:style-name="T4">Zeitaufwand:</text:span> 18h</text:h>
      <text:h text:style-name="P29" text:outline-level="2"/>
      <text:h text:style-name="P29" text:outline-level="2">Aufgrund des Lastenheftes wurde in mehreren Meetings das Datenbanklayout und eine grobe Programmstruktur entworfen.</text:h>
      <text:h text:style-name="P29" text:outline-level="2">Des weiteren sollte evaluiert werden welches Erweiterungsframework für die Umsetzung der spezifischen Erweiterung genutzt wird.</text:h>
      <text:h text:style-name="P29" text:outline-level="2">Zur Auswahl stehen bei TYPO3 „piBase“ und „extBase“. Im folgenden werden verschiedene Eigenschaften beider Frameworks vorgestellt:</text:h>
      <text:h text:style-name="P29" text:outline-level="2"/>
      <table:table table:name="Table1" table:style-name="Table1">
        <table:table-column table:style-name="Table1.A"/>
        <table:table-column table:style-name="Table1.B"/>
        <table:table-column table:style-name="Table1.C"/>
        <table:table-row>
          <table:table-cell table:style-name="Table1.A1" office:value-type="string">
            <text:p text:style-name="P13"/>
          </table:table-cell>
          <table:table-cell table:style-name="Table1.A1" office:value-type="string">
            <text:p text:style-name="P13">piBase</text:p>
          </table:table-cell>
          <table:table-cell table:style-name="Table1.C1" office:value-type="string">
            <text:p text:style-name="P13">extBase</text:p>
          </table:table-cell>
        </table:table-row>
        <table:table-row>
          <table:table-cell table:style-name="Table1.A2" office:value-type="string">
            <text:p text:style-name="P13">Erweiterbarkeit</text:p>
          </table:table-cell>
          <table:table-cell table:style-name="Table1.A2" office:value-type="string">
            <text:p text:style-name="P14">Ausreichend</text:p>
          </table:table-cell>
          <table:table-cell table:style-name="Table1.C2" office:value-type="string">
            <text:p text:style-name="P14">Sehr Gut</text:p>
          </table:table-cell>
        </table:table-row>
        <table:table-row>
          <table:table-cell table:style-name="Table1.A2" office:value-type="string">
            <text:p text:style-name="P13">Performance</text:p>
          </table:table-cell>
          <table:table-cell table:style-name="Table1.A2" office:value-type="string">
            <text:p text:style-name="P14">Gut</text:p>
          </table:table-cell>
          <table:table-cell table:style-name="Table1.C2" office:value-type="string">
            <text:p text:style-name="P14">Gut</text:p>
          </table:table-cell>
        </table:table-row>
        <table:table-row>
          <table:table-cell table:style-name="Table1.A2" office:value-type="string">
            <text:p text:style-name="P13">Übersichtlichkeit</text:p>
          </table:table-cell>
          <table:table-cell table:style-name="Table1.A2" office:value-type="string">
            <text:p text:style-name="P14">Mangelhaft</text:p>
          </table:table-cell>
          <table:table-cell table:style-name="Table1.C2" office:value-type="string">
            <text:p text:style-name="P14">Sehr Gut</text:p>
          </table:table-cell>
        </table:table-row>
        <table:table-row>
          <table:table-cell table:style-name="Table1.A2" office:value-type="string">
            <text:p text:style-name="P13">Programmierarchitektur</text:p>
          </table:table-cell>
          <table:table-cell table:style-name="Table1.A2" office:value-type="string">
            <text:p text:style-name="P14">Benutzerdefiniert</text:p>
          </table:table-cell>
          <table:table-cell table:style-name="Table1.C2" office:value-type="string">
            <text:p text:style-name="P14">Modell-View-Controller (MVC)</text:p>
          </table:table-cell>
        </table:table-row>
        <table:table-row>
          <table:table-cell table:style-name="Table1.A2" office:value-type="string">
            <text:p text:style-name="P13">Zeitaufwand für Umsetzung</text:p>
          </table:table-cell>
          <table:table-cell table:style-name="Table1.A2" office:value-type="string">
            <text:p text:style-name="P14">Hoch</text:p>
          </table:table-cell>
          <table:table-cell table:style-name="Table1.C2" office:value-type="string">
            <text:p text:style-name="P14">Niedrig</text:p>
          </table:table-cell>
        </table:table-row>
        <table:table-row>
          <table:table-cell table:style-name="Table1.A2" office:value-type="string">
            <text:p text:style-name="P13">Wartbarkeit</text:p>
          </table:table-cell>
          <table:table-cell table:style-name="Table1.A2" office:value-type="string">
            <text:p text:style-name="P14">Ungenügend</text:p>
          </table:table-cell>
          <table:table-cell table:style-name="Table1.C2" office:value-type="string">
            <text:p text:style-name="P14">Gut</text:p>
          </table:table-cell>
        </table:table-row>
        <table:table-row>
          <table:table-cell table:style-name="Table1.A2" office:value-type="string">
            <text:p text:style-name="P13">Testbarkeit</text:p>
          </table:table-cell>
          <table:table-cell table:style-name="Table1.A2" office:value-type="string">
            <text:p text:style-name="P14">Mangelhaft</text:p>
          </table:table-cell>
          <table:table-cell table:style-name="Table1.C2" office:value-type="string">
            <text:p text:style-name="P14">Sehr Gut</text:p>
          </table:table-cell>
        </table:table-row>
        <table:table-row>
          <table:table-cell table:style-name="Table1.A2" office:value-type="string">
            <text:p text:style-name="P13">Wiederverwendbarkeit</text:p>
          </table:table-cell>
          <table:table-cell table:style-name="Table1.A2" office:value-type="string">
            <text:p text:style-name="P14">Ausreichend</text:p>
          </table:table-cell>
          <table:table-cell table:style-name="Table1.C2" office:value-type="string">
            <text:p text:style-name="P14">Sehr Gut</text:p>
          </table:table-cell>
        </table:table-row>
        <table:table-row>
          <table:table-cell table:style-name="Table1.A2" office:value-type="string">
            <text:p text:style-name="P13">Zukunftssicher</text:p>
          </table:table-cell>
          <table:table-cell table:style-name="Table1.A2" office:value-type="string">
            <text:p text:style-name="P14">Nein</text:p>
          </table:table-cell>
          <table:table-cell table:style-name="Table1.C2" office:value-type="string">
            <text:p text:style-name="P14">Ja</text:p>
          </table:table-cell>
        </table:table-row>
      </table:table>
      <text:h text:style-name="P29" text:outline-level="2"/>
      <text:h text:style-name="P30" text:outline-level="2">Aufgrund der immensen Vorteile fiel die Entscheidung auf „extBase“.</text:h>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
      <text:h text:style-name="P30" text:outline-level="2"><text:soft-page-break/></text:h>
      <text:h text:style-name="ProjektDoku_3a__20_Ü2" text:outline-level="2"><text:bookmark-start text:name="__RefHeading__508_990239004"/>3.3 Realisierung<text:bookmark-end text:name="__RefHeading__508_990239004"/></text:h>
      <text:h text:style-name="P34" text:outline-level="2">Zeitaufwand: <text:span text:style-name="T2">26,5h</text:span></text:h>
      <text:h text:style-name="P2" text:outline-level="2"/>
      <text:h text:style-name="P2" text:outline-level="2">Erste Aufgabe war es den neuen Webserver des Kunden einzurichten. Dazu wurde eine neue Domain bestellt und diese auf den Webserver geleitet. Nachdem dies geschehen war, wurde das TYPO3-System installiert und die alte Website importiert. </text:h>
      <text:h text:style-name="P2" text:outline-level="2">Anschließend wurden die notwendigen Erweiterungen Installiert, die für die spezifische Erweiterung unerlässlich waren.</text:h>
      <text:h text:style-name="P2" text:outline-level="2">Daraufhin konnte die spezifische Erweiterung programmiert werden.</text:h>
      <text:h text:style-name="P2" text:outline-level="2">Als Erstes wurden dabei die Wahlen implementiert. Da diese vom Administrator im TYPO3-Backend erstellt werden, wurde im Frontend eine reine Listenausgabe programmiert.</text:h>
      <text:h text:style-name="P2" text:outline-level="2">Danach wurde die vorher installierte Erweiterung „sr_feuser_register“ so angepasst, dass sich Benutzer direkt für eine Wahl anmelden können und als Wahllokal abgespeichert werden<text:change-start text:change-id="ct44869280"/> (Was macht sr_fe_user_register?)<text:change-end text:change-id="ct44869280"/>.</text:h>
      <text:h text:style-name="P2" text:outline-level="2">Anschließend wurde die Wahllokalliste programmiert, die über die Liste der Wahlen erreichbar ist. Über diese Liste können die dazu berechtigten Benutzergruppen Wahllokale prüfen und gegebenenfalls Anpassungen durchführen<text:change-start text:change-id="ct45247648"/> (IMHO solltest du noch in der Einleitung schreiben, dass es verschiedene Benutzergruppen gibt)<text:change-end text:change-id="ct45247648"/>.</text:h>
      <text:h text:style-name="P2" text:outline-level="2">Als Nächstes wurde die Zuweisung der Parteien zur Wahl <text:change text:change-id="ct45250864"/><text:change-start text:change-id="ct45251056"/>p<text:change-end text:change-id="ct45251056"/>rogrammiert. Diese ist auch über die Liste der Wahlen erreichbar und gibt den dazu berechtigten Benutzergruppen die Möglichkeit, die zur Wahl stehenden Parteien mit dieser zu verknüpfen und einen neuen Namen zuzuweisen (ggf. auch per Bundesland).</text:h>
      <text:h text:style-name="P29" text:outline-level="2"><text:span text:style-name="T2">Danach wurde die Möglichkeit programmiert, Wahlkreise anzulegen und sie mit Wahllokalen zu verknüpfen. Das Anlegen geschieht auch in der Liste der Wahlen und wird pro Wahl vorgenommen. Um die Verknüpfung mit einem Wahlkreis zu ermöglichen, musste die Wahllokalbearbeitung angepasst werden.</text:span></text:h>
      <text:p text:style-name="Fließtext"/>
      <text:p text:style-name="P35"><text:bookmark-start text:name="__RefHeading__510_990239004"/>Abschließend wurden die für das Projekt relevanten Benutzergruppen im TYPO3 eingerichtet.<text:bookmark-end text:name="__RefHeading__510_990239004"/></text:p>
      <text:p text:style-name="Fließtext"/>
      <text:p text:style-name="Fließtext"/>
      <text:h text:style-name="ProjektDoku_3a__20_Ü2" text:outline-level="2"/>
      <text:h text:style-name="P28" text:outline-level="2"><text:bookmark-start text:name="__RefHeading__1584_1050685657"/>3.4 Qualitätsmanagement<text:bookmark-end text:name="__RefHeading__1584_1050685657"/></text:h>
      <text:h text:style-name="P34" text:outline-level="2">Zeitaufwand: <text:span text:style-name="T2">2h</text:span></text:h>
      <text:h text:style-name="P2" text:outline-level="2"/>
      <text:h text:style-name="P2" text:outline-level="2">Es wurden manuelle Tests zu den in der folgenden Tabelle stehenden Szenarien durchgeführt:</text:h>
      <text:h text:style-name="P2" text:outline-level="2"/>
      <table:table table:name="Table2" table:style-name="Table2">
        <table:table-column table:style-name="Table2.A"/>
        <table:table-column table:style-name="Table2.B"/>
        <table:table-header-rows>
          <table:table-row>
            <table:table-cell table:style-name="Table2.A1" office:value-type="string">
              <text:p text:style-name="Table_20_Heading">Testszenario</text:p>
            </table:table-cell>
            <table:table-cell table:style-name="Table2.B1" office:value-type="string">
              <text:p text:style-name="Table_20_Heading">Ergebnis</text:p>
            </table:table-cell>
          </table:table-row>
        </table:table-header-rows>
        <table:table-row>
          <table:table-cell table:style-name="Table2.A2" office:value-type="string">
            <text:p text:style-name="P14">Anlegen einer Partei</text:p>
          </table:table-cell>
          <table:table-cell table:style-name="Table2.B2" office:value-type="string">
            <text:p text:style-name="P14">Erfolgreich</text:p>
          </table:table-cell>
        </table:table-row>
        <table:table-row>
          <table:table-cell table:style-name="Table2.A2" office:value-type="string">
            <text:p text:style-name="P14">Anlegen einer Wahl</text:p>
          </table:table-cell>
          <table:table-cell table:style-name="Table2.B2" office:value-type="string">
            <text:p text:style-name="P14">Erfolgreich</text:p>
          </table:table-cell>
        </table:table-row>
        <table:table-row>
          <table:table-cell table:style-name="Table2.A2" office:value-type="string">
            <text:p text:style-name="P14">Zuweisung einer Partei zur Wahl</text:p>
          </table:table-cell>
          <table:table-cell table:style-name="Table2.B2" office:value-type="string">
            <text:p text:style-name="P14">Erfolgreich</text:p>
          </table:table-cell>
        </table:table-row>
        <table:table-row>
          <table:table-cell table:style-name="Table2.A2" office:value-type="string">
            <text:p text:style-name="P14">Erstellen eines Wahlkreises zur Wahl</text:p>
          </table:table-cell>
          <table:table-cell table:style-name="Table2.B2" office:value-type="string">
            <text:p text:style-name="P14">Erfolgreich</text:p>
          </table:table-cell>
        </table:table-row>
        <table:table-row>
          <table:table-cell table:style-name="Table2.A2" office:value-type="string">
            <text:p text:style-name="P14">Registrieren eines Wahllokals</text:p>
          </table:table-cell>
          <table:table-cell table:style-name="Table2.B2" office:value-type="string">
            <text:p text:style-name="P14">Erfolgreich</text:p>
          </table:table-cell>
        </table:table-row>
        <table:table-row>
          <table:table-cell table:style-name="Table2.A2" office:value-type="string">
            <text:p text:style-name="P14">Bearbeiten des Wahllokals</text:p>
          </table:table-cell>
          <table:table-cell table:style-name="Table2.B2" office:value-type="string">
            <text:p text:style-name="P14">Erfolgreich</text:p>
          </table:table-cell>
        </table:table-row>
      </table:table>
      <text:h text:style-name="P2" text:outline-level="2"/>
      <text:h text:style-name="P2" text:outline-level="2"/>
      <text:h text:style-name="ProjektDoku_3a__20_Ü2" text:outline-level="2"><text:bookmark-start text:name="__RefHeading__1586_1050685657"/>3.5 Abschließende Aufgaben<text:bookmark-end text:name="__RefHeading__1586_1050685657"/></text:h>
      <text:h text:style-name="P34" text:outline-level="2">Zeitaufwand: <text:span text:style-name="T2">5,5h</text:span></text:h>
      <text:h text:style-name="P2" text:outline-level="2"/>
      <text:h text:style-name="P2" text:outline-level="2">Zu den Abschließenden Aufgaben gehörte es<text:change-start text:change-id="ct45261328"/>,<text:change-end text:change-id="ct45261328"/> die programmierte Erweiterung und das TYPO3-System aufzuräumen und die Testdaten zu löschen.</text:h>
      <text:h text:style-name="P2" text:outline-level="2"/>
      <text:h text:style-name="ProjektDoku_3a__20_Ü1" text:outline-level="2"><text:bookmark-start text:name="__RefHeading__1588_1050685657"/>4. Projektbewertung<text:bookmark-end text:name="__RefHeading__1588_1050685657"/></text:h>
      <text:h text:style-name="ProjektDoku_3a__20_Ü2" text:outline-level="2"><text:bookmark-start text:name="__RefHeading__558_990239004"/>4.1 Fazit<text:bookmark-end text:name="__RefHeading__558_990239004"/></text:h>
      <text:h text:style-name="Fließtext" text:outline-level="2"/>
      <text:h text:style-name="P29" text:outline-level="2">Der Umfang des Projekts ist den zeitlichen Vorgaben leider nicht gerecht geworden. Daher mussten einige Funktionalitäten auf ein Folgeprojekt verschoben werden.</text:h>
      <text:h text:style-name="Fließtext" text:outline-level="2"/>
      <text:h text:style-name="ProjektDoku_3a__20_Ü2" text:outline-level="2"><text:bookmark-start text:name="__RefHeading__560_990239004"/>4.2 Soll-Ist Vergleich<text:bookmark-end text:name="__RefHeading__560_990239004"/></text:h>
      <text:h text:style-name="P29" text:outline-level="2"/>
      <text:h text:style-name="P29" text:outline-level="2">In den im Antrag veranschlagten 69 Stunden konnten nicht alle Relevanten Teile realisiert werden. Die Wahlergebniseingabe und die Statistische Ausgabe der Wahlergebnisse müssen außerhalb dieser Zeit bearbeitet werden.</text:h>
      <text:h text:style-name="P29" text:outline-level="2"/>
      <text:h text:style-name="P29" text:outline-level="2">Nach Abschätzung des Umfanges muss für die Wahlergebniseingabe eine Zusätzliche Zeit von 8 Stunden veranschlagt werden, die Statistische Auswertung erfordert ebenfalls einen zusätzlichen Zeitaufwand von 8 Stunden.</text:h>
      <text:h text:style-name="P29" text:outline-level="2"/>
      <text:h text:style-name="P29" text:outline-level="2"/>
      <text:h text:style-name="P29" text:outline-level="2"/>
      <text:h text:style-name="P29" text:outline-level="2"/>
      <text:h text:style-name="ProjektDoku_3a__20_Ü2" text:outline-level="2"><text:bookmark-start text:name="__RefHeading__562_990239004"/><text:soft-page-break/>4.3 Ausblick<text:bookmark-end text:name="__RefHeading__562_990239004"/></text:h>
      <text:h text:style-name="P29" text:outline-level="2"/>
      <text:h text:style-name="P29" text:outline-level="2">Die Grundstruktur des im Projekt beantragten Funktionsumfanges wurde erfolgreich realisiert. Im Hinblick auf die noch zu realisierenden Bestandteile (siehe 4.2) wird das Projekt im vollen Funktionsumfang mit einem Verzug von 2 Manntagen fertig.</text:h>
      <text:h text:style-name="P29" text:outline-level="2"/>
      <text:h text:style-name="ProjektDoku_3a__20_Ü2" text:outline-level="2"><text:bookmark-start text:name="__RefHeading__1590_1050685657"/>4.4 Mögliche Verbesserungen<text:bookmark-end text:name="__RefHeading__1590_1050685657"/></text:h>
      <text:h text:style-name="P29" text:outline-level="2"/>
      <text:h text:style-name="P29" text:outline-level="2">Als mögliche Verbesserung könnte ein CSV-Export der Wahlergebnisse implementiert werden. Dieser würde eine Offline-Ansicht der Daten ermöglichen.</text:h>
      <text:h text:style-name="P29" text:outline-level="2">Des weiteren wäre es vorteilhaft, dass Wahlen und Parteien vom Administrator im Frontend angelegt werden können. Dies würde den Gesamtprozess übersichtlicher und effizienter gestalten.</text:h>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29" text:outline-level="2"/>
      <text:h text:style-name="ProjektDoku_3a__20_Ü1" text:outline-level="1"><text:bookmark-start text:name="__RefHeading__564_990239004"/><text:soft-page-break/>Glossar<text:bookmark-end text:name="__RefHeading__564_990239004"/></text:h>
      <text:p text:style-name="Fließtext"/>
      <text:p text:style-name="Fließtext">Bla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roid Sans Devanagari" svg:font-family="'Droid Sans Devanagari'" style:font-family-generic="swiss"/>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Bitstream Vera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e74b5" style:font-name="Calibri Light" fo:font-size="13pt" style:font-name-asian="Times New Roman" style:font-size-asian="13pt" style:font-name-complex="Mangal" style:font-size-complex="11.5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ojektDoku_3a__20_Ü1" style:display-name="ProjektDoku: Ü1" style:family="paragraph" style:parent-style-name="Heading_20_1" style:default-outline-level="" style:list-style-name="" style:master-page-name="">
      <style:paragraph-properties fo:hyphenation-ladder-count="no-limit" style:page-number="auto" fo:background-color="transparent" style:shadow="none">
        <style:tab-stops/>
        <style:background-image/>
      </style:paragraph-properties>
      <style:text-properties fo:font-size="14pt" fo:font-weight="bold" style:font-size-asian="14pt" style:font-weight-asian="bold" style:font-size-complex="14pt" style:font-weight-complex="bold" fo:hyphenate="false"/>
    </style:style>
    <style:style style:name="Table" style:family="paragraph" style:parent-style-name="Caption" style:class="extra">
      <style:paragraph-properties fo:hyphenation-ladder-count="no-limit"/>
      <style:text-properties fo:hyphenate="false"/>
    </style:style>
    <style:style style:name="ProjektDoku_3a__20_Ü2" style:display-name="ProjektDoku: Ü2" style:family="paragraph" style:parent-style-name="Heading_20_2" style:default-outline-level="" style:list-style-name="" style:master-page-name="">
      <style:paragraph-properties fo:text-align="justify" style:justify-single-word="false" fo:hyphenation-ladder-count="no-limit" style:page-number="auto" fo:background-color="transparent" style:shadow="none">
        <style:tab-stops/>
        <style:background-image/>
      </style:paragraph-properties>
      <style:text-properties fo:color="#000000" fo:font-weight="bold" style:font-weight-asian="bold" style:font-size-complex="11.5pt" style:font-weight-complex="bold" fo:hyphenate="false"/>
    </style:style>
    <style:style style:name="Literaturverzeichnis" style:family="paragraph" style:parent-style-name="Standard" style:next-style-name="Standard">
      <style:paragraph-properties fo:hyphenation-ladder-count="no-limit"/>
      <style:text-properties style:font-name-complex="Mangal" style:font-size-complex="10.5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ProjektDoku_3a__20_Ü1" style:next-style-name="ProjektDoku_3a__20_Ü1"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ließtext" style:family="paragraph" style:parent-style-name="Standard">
      <style:paragraph-properties fo:background-color="transparent" style:shadow="none">
        <style:tab-stops/>
        <style:background-image/>
      </style:paragraph-properties>
      <style:text-properties fo:font-size="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fo:background-color="transparent" style:shadow="none" text:number-lines="false" text:line-number="0" style:vertical-align="bottom">
        <style:tab-stops/>
        <style:background-image/>
      </style:paragraph-properties>
      <style:text-properties fo:font-size="6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vertical-align="bottom"/>
      <style:text-properties style:text-position="0% 100%" fo:font-size="10pt" fo:font-weight="bold" style:font-weight-asian="bold" style:font-weight-complex="bold"/>
    </style:style>
    <style:style style:name="Absatz-Standardschriftart" style:family="text"/>
    <style:style style:name="Numbering_20_Symbols" style:display-name="Numbering Symbols" style:family="text">
      <style:text-properties style:text-underline-style="none"/>
    </style:style>
    <style:style style:name="Überschrift_20_1_20_Zchn" style:display-name="Überschrift 1 Zchn" style:family="text" style:parent-style-name="Absatz-Standardschriftart">
      <style:text-properties style:font-name="Bitstream Vera Sans" fo:font-size="14pt" fo:font-weight="bold" style:font-size-asian="14pt" style:font-weight-asian="bold" style:font-size-complex="14pt" style:font-weight-complex="bold"/>
    </style:style>
    <style:style style:name="Überschrift_20_2_20_Zchn" style:display-name="Überschrift 2 Zchn" style:family="text" style:parent-style-name="Absatz-Standardschriftart">
      <style:text-properties fo:color="#2e74b5" style:font-name="Calibri Light" fo:font-size="13pt" style:font-name-asian="Times New Roman" style:font-size-asian="13pt" style:font-name-complex="Mangal" style:font-size-complex="11.5pt"/>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line-style="none" style:adjustment="left" style:rel-width="33%"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Header"><text:chapter text:display="number-and-name" text:outline-level="2"/> </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meta:creation-date>2013-05-16T12:46:00Z</meta:creation-date>
    <dc:date>2013-05-21T15:56:57</dc:date>
    <meta:editing-cycles>27</meta:editing-cycles>
    <meta:editing-duration>PT6H36M28S</meta:editing-duration>
    <meta:document-statistic meta:table-count="4" meta:image-count="0" meta:object-count="0" meta:page-count="13" meta:paragraph-count="293" meta:word-count="1960" meta:character-count="14551" meta:non-whitespace-character-count="12901"/>
    <meta:template xlink:type="simple" xlink:actuate="onRequest" xlink:title="" xlink:href="Normal.dotm"/>
  </office:meta>
</office:document-meta>
</file>